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3">Low Fantasy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9">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0">Low Fantasy</text:p>
      <text:p text:style-name="P8"/>
      <text:p text:style-name="P8"><text:tab/>Low Fantasy is a genre of story that includes fantastic elements, but primarily focuses on historical fiction. This document includes mechanics that attempt to accommadate and promote this theme.</text:p>
      <text:p text:style-name="P10">Features</text:p>
      <text:p text:style-name="P8"/>
      <text:p text:style-name="P8"><text:tab/>Features are the abilities that characters gain throughout their time under the spotlight of your game. Features are typically active abilities, and have Action Point requirements. A character's Features are their first and most direct avenue of versatility.<text:line-break/><text:line-break/><text:tab/>Some Features have Prerequisites that you must meet or surpass before you are eligible to take that feature.<text:line-break/><text:line-break/><text:tab/>For ease of presentation, Features are categorized by their "source of power" and requirements.</text:p>
      <text:p text:style-name="P8"/>
      <text:p text:style-name="P8"><text:tab/>When one ability "inherits and replaces" another, the first ability gains all text, properties, and effects of the requirement ability, effectively acting as the requirement ability plus the new text of the first ability.</text:p>
      <text:p text:style-name="P8"/>
      <text:p text:style-name="P8"><text:tab/>Unless otherwise stated, you may only ever gain a given Feature once.</text:p>
      <text:p text:style-name="P8"/>
      <text:p text:style-name="P8"><text:tab/>Some Features are exclusive with other Features. A given Feature will list Features that, if you have gained, make you ineligible to gain that Feature.</text:p>
      <text:p text:style-name="P8"/>
      <text:p text:style-name="P12">Martial Features</text:p>
      <text:p text:style-name="P12"><text:span text:style-name="T1"/></text:p>
      <text:p text:style-name="P12"><text:span text:style-name="T1"><text:tab/>Martial Features are the Features utilized by professional Warriors.</text:span></text:p>
      <text:p text:style-name="P12"><text:span text:style-name="T1"/></text:p>
      <text:p text:style-name="P12"><text:span text:style-name="T1"><text:tab/></text:span><text:span text:style-name="T2">EXP – 1</text:span></text:p>
      <text:p text:style-name="P12"><text:span text:style-name="T1"/></text:p>
      <text:p text:style-name="P12">Cleave (W+1 AP)</text:p>
      <text:p text:style-name="P12"><text:span text:style-name="T1">You must be wielding a Melee Weapon with the 'Slashing' Damage Type Tag.</text:span></text:p>
      <text:p text:style-name="P12"><text:span text:style-name="T1"/></text:p>
      <text:p text:style-name="P12"><text:span text:style-name="T3"><text:tab/>'You make a wide strike, taking a single attack and extending it into one-and-a-half.'</text:span><text:span text:style-name="T1"><text:line-break/><text:line-break/><text:tab/>Target a creature within your Weapon Range and another creature within your Weapon Range adjacent to the first, and establish Line of Sight with both. Make an Attack Roll against both targets' Reflex. <text:line-break/><text:line-break/><text:tab/>If you hit your first target, you deal your Weapon Damage as normal. If you hit your second target, you deal a number of damage equal to twice your Weapon Ability Modifier instead of your normal Weapon Damage.<text:line-break/><text:line-break/><text:tab/>If you are wielding a Weapon that additionally has the Two-Handed or Heavy Tags, you deal your normal Weapon Damage to your second target instead.</text:span></text:p>
      <text:p text:style-name="P12"><text:span text:style-name="T1"/></text:p>
      <text:p text:style-name="P12">Defensive Strike (W AP)</text:p>
      <text:p text:style-name="P12"><text:span text:style-name="T1">You must be wielding a Melee Weapon.</text:span></text:p>
      <text:p text:style-name="P12"><text:span text:style-name="T1"/></text:p>
      <text:p text:style-name="P12"><text:span text:style-name="T1"><text:tab/></text:span><text:span text:style-name="T3">'You strike your opponent in a manner that defends your weaknesses.'</text:span></text:p>
      <text:p text:style-name="P12"><text:span text:style-name="T4"/></text:p>
      <text:p text:style-name="P12"><text:span text:style-name="T1"><text:tab/>Target a creature within your Weapon Range and establish Line of Sight. Make an Attack Roll against that target's Reflex.<text:line-break/><text:line-break/><text:tab/>If you hit, you deal your Weapon Damage as normal, and you gain +2 to your Reflex, Fortitude, and Will Defenses until the beginning of your next turn.</text:span></text:p>
      <text:p text:style-name="P12"><text:span text:style-name="T4"/></text:p>
      <text:p text:style-name="P12">Engage (W AP)</text:p>
      <text:p text:style-name="P12"><text:span text:style-name="T1">You must be wielding a Melee Weapon.</text:span></text:p>
      <text:p text:style-name="P12"><text:span text:style-name="T1"/></text:p>
      <text:p text:style-name="P12"><text:span text:style-name="T1"><text:tab/></text:span><text:span text:style-name="T3">'You will be their biggest threat, and they need to know it.'</text:span><text:span text:style-name="T1"><text:line-break/><text:line-break/><text:tab/>Target a creature within your Weapon Range and establish Line of Sight.<text:line-break/><text:line-break/><text:tab/>Make an Attack Roll against that target's Will. If you hit, you deal your Weapon Damage as normal, and you impose the 'Engaged' Ailment.<text:line-break/><text:line-break/><text:tab/>You may not use this feature again until your target is no longer 'Engaged'.</text:span></text:p>
      <text:p text:style-name="P12"><text:span text:style-name="T1"/></text:p>
      <text:p text:style-name="P12">Riposte (W AP)</text:p>
      <text:p text:style-name="P12"><text:span text:style-name="T1">You must be wielding a Melee Weapon with the 'Light' or 'Quick' Tags.</text:span></text:p>
      <text:p text:style-name="P12"><text:span text:style-name="T1"/></text:p>
      <text:p text:style-name="P12"><text:span text:style-name="T1"><text:tab/></text:span><text:span text:style-name="T3">'You see the fighting style of your </text:span><text:soft-page-break/><text:span text:style-name="T3">opponent, and know you can use it to your advantage to gain a strike.'</text:span><text:span text:style-name="T1"><text:line-break/><text:line-break/><text:tab/>Target a creature you have attacked this turn that is currently within your Weapon Range. Until the beginning of your next turn, the first time your target attacks you while they are within your Weapon Range, make an Attack Roll against that target's Reflex.<text:line-break/><text:line-break/><text:tab/>If you hit, you impose -3 to your target's Attack Roll, and you deal your Weapon Damage as normal.</text:span></text:p>
      <text:p text:style-name="P12"><text:span text:style-name="T1"/></text:p>
      <text:p text:style-name="P12">Second Wind (3 AP)</text:p>
      <text:p text:style-name="P12"><text:span text:style-name="T1"/></text:p>
      <text:p text:style-name="P12"><text:span text:style-name="T1"><text:tab/></text:span><text:span text:style-name="T3">'You hurt, bad. It's not enough to kill you, so it won't be enough to stop you.'</text:span><text:span text:style-name="T1"><text:line-break/><text:line-break/><text:tab/>Expend two Hit Die. You gain the sum of the numbers rolled plus thrice your Constitution Modifier as Vitality.</text:span></text:p>
      <text:p text:style-name="P12"><text:span text:style-name="T1"/></text:p>
      <text:p text:style-name="P12">Sneak Attack (W AP)</text:p>
      <text:p text:style-name="P12"><text:span text:style-name="T1">You must be wielding a Melee Weapon with the 'Light' or 'Quick' Tags, or a Ranged Weapon.</text:span></text:p>
      <text:p text:style-name="P12"><text:span text:style-name="T1"/></text:p>
      <text:p text:style-name="P12"><text:span text:style-name="T1"><text:tab/></text:span><text:span text:style-name="T3">'When the opportunity presents itself, it would be frankly rude to refuse a good poke!'</text:span><text:span text:style-name="T1"><text:line-break/><text:line-break/>Target a creature within your Weapon Range and establish Line of Sight. Make an Attack Roll against that target's Reflex. If your Target is under the 'Engaged' Ailment, and you did not impose that Ailment, you have Advantage on this Attack.<text:line-break/><text:line-break/>If you hit your target, you deal your Weapon Damage, and if you had Advantage on this Attack, you deal an additional 1d6 damage of your Weapon's Damage Type.<text:line-break/><text:line-break/>You may only use this Feature to deal additional damage once per turn.</text:span></text:p>
      <text:p text:style-name="P12"><text:span text:style-name="T1"/></text:p>
      <text:p text:style-name="P12">Up And Gone (2 AP)</text:p>
      <text:p text:style-name="P12"><text:span text:style-name="T1"/></text:p>
      <text:p text:style-name="P12"><text:span text:style-name="T1"><text:tab/>'Now you see me...'<text:line-break/><text:line-break/>Make a Maneuver, then Hide.<text:line-break/><text:line-break/>You may only use this Feature once per turn.</text:span></text:p>
      <text:p text:style-name="P12"><text:span text:style-name="T1"/></text:p>
      <text:p text:style-name="P12"><text:span text:style-name="T1"><text:tab/></text:span><text:span text:style-name="T2">EXP – 3</text:span></text:p>
      <text:p text:style-name="P12"><text:span text:style-name="T1"/></text:p>
      <text:p text:style-name="P12"><text:span text:style-name="T1">Bash</text:span></text:p>
      <text:p text:style-name="P12"><text:span text:style-name="T1"/></text:p>
      <text:p text:style-name="P12"><text:span text:style-name="T1">Break A Leg</text:span></text:p>
      <text:p text:style-name="P12"><text:span text:style-name="T1"/></text:p>
      <text:p text:style-name="P12"><text:span text:style-name="T1">Careful Strike</text:span></text:p>
      <text:p text:style-name="P12"><text:span text:style-name="T1"/></text:p>
      <text:p text:style-name="P12"><text:span text:style-name="T1">Disengage</text:span></text:p>
      <text:p text:style-name="P12"><text:span text:style-name="T1"/></text:p>
      <text:p text:style-name="P12"><text:span text:style-name="T1">Enforce</text:span></text:p>
      <text:p text:style-name="P12"><text:span text:style-name="T1"/></text:p>
      <text:p text:style-name="P12"><text:span text:style-name="T1">Forceful Strike</text:span></text:p>
      <text:p text:style-name="P12"><text:span text:style-name="T1"/></text:p>
      <text:p text:style-name="P12"><text:span text:style-name="T1">Iron Tide</text:span></text:p>
      <text:p text:style-name="P12"><text:span text:style-name="T1"/></text:p>
      <text:p text:style-name="P12"><text:span text:style-name="T1">Painrush</text:span></text:p>
      <text:p text:style-name="P12"><text:span text:style-name="T1"/></text:p>
      <text:p text:style-name="P12"><text:span text:style-name="T1">Passing Swipe</text:span></text:p>
      <text:p text:style-name="P12"><text:span text:style-name="T1"/></text:p>
      <text:p text:style-name="P12"><text:span text:style-name="T1">Reckless Stance</text:span></text:p>
      <text:p text:style-name="P12"><text:span text:style-name="T1"/></text:p>
      <text:p text:style-name="P12"><text:span text:style-name="T1">Sly Flourish</text:span></text:p>
      <text:p text:style-name="P12"><text:span text:style-name="T1"/></text:p>
      <text:p text:style-name="P12"><text:span text:style-name="T1"><text:tab/></text:span><text:span text:style-name="T2">EXP – 5</text:span></text:p>
      <text:p text:style-name="P12"><text:span text:style-name="T1"/></text:p>
      <text:p text:style-name="P12"><text:span text:style-name="T1">Bloody Regeneration</text:span></text:p>
      <text:p text:style-name="P12"><text:span text:style-name="T1"/></text:p>
      <text:p text:style-name="P12"><text:span text:style-name="T1">Fleet Foot</text:span></text:p>
      <text:p text:style-name="P12"><text:span text:style-name="T1"/></text:p>
      <text:p text:style-name="P12"><text:span text:style-name="T1">Halting Engagement</text:span></text:p>
      <text:p text:style-name="P12"><text:span text:style-name="T1"/></text:p>
      <text:p text:style-name="P12"><text:span text:style-name="T1">Opportune Pushback</text:span></text:p>
      <text:p text:style-name="P12"><text:span text:style-name="T1"/></text:p>
      <text:p text:style-name="P12"><text:span text:style-name="T1">Splitshot</text:span></text:p>
      <text:p text:style-name="P12"><text:span text:style-name="T1"/></text:p>
      <text:p text:style-name="P12"><text:span text:style-name="T1">Tank Up</text:span></text:p>
      <text:p text:style-name="P12"><text:span text:style-name="T1"/></text:p>
      <text:p text:style-name="P12"><text:span text:style-name="T1">Trickshot</text:span></text:p>
      <text:p text:style-name="P10">Traits</text:p>
      <text:p text:style-name="P8"/>
      <text:p text:style-name="P8"><text:tab/>...</text:p>
      <text:p text:style-name="P10">Conditions</text:p>
      <text:p text:style-name="P8"/>
      <text:p text:style-name="P8"><text:tab/>...</text:p>
      <text:p text:style-name="P10">Arms &amp; Armors</text:p>
      <text:p text:style-name="P8"/>
      <text:p text:style-name="P8"><text:tab/>...</text:p>
      <text:p text:style-name="P10">Other Equipment</text:p>
      <text:p text:style-name="P8"/>
      <text:p text:style-name="P8"><text:tab/>...</text:p>
      <text:p text:style-name="P10">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45M14S</meta:editing-duration>
    <meta:editing-cycles>7</meta:editing-cycles>
    <meta:generator>OpenOffice/4.1.13$Win32 OpenOffice.org_project/4113m1$Build-9810</meta:generator>
    <dc:date>2024-08-08T23:29:45.18</dc:date>
    <meta:document-statistic meta:table-count="0" meta:image-count="0" meta:object-count="0" meta:page-count="10" meta:paragraph-count="79" meta:word-count="841" meta:character-count="4972"/>
    <meta:user-defined meta:name="Info 1"/>
    <meta:user-defined meta:name="Info 2"/>
    <meta:user-defined meta:name="Info 3"/>
    <meta:user-defined meta:name="Info 4"/>
  </office:meta>
</office:document-meta>
</file>